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rsid="001d4599" officeooo:paragraph-rsid="001d4599"/>
    </style:style>
    <style:style style:name="P2" style:family="paragraph" style:parent-style-name="Standard" style:list-style-name="L2">
      <style:text-properties officeooo:rsid="001d4599" officeooo:paragraph-rsid="00201d1d"/>
    </style:style>
    <style:style style:name="P3" style:family="paragraph" style:parent-style-name="Standard" style:list-style-name="L2">
      <style:text-properties officeooo:rsid="001ec92b" officeooo:paragraph-rsid="001ec92b"/>
    </style:style>
    <style:style style:name="P4" style:family="paragraph" style:parent-style-name="Standard" style:list-style-name="L2">
      <style:text-properties officeooo:rsid="00201d1d" officeooo:paragraph-rsid="00201d1d"/>
    </style:style>
    <style:style style:name="P5" style:family="paragraph" style:parent-style-name="Standard">
      <style:paragraph-properties fo:margin-left="0.5835in" fo:margin-right="0in" fo:text-indent="0in" style:auto-text-indent="false"/>
      <style:text-properties officeooo:rsid="001d4599" officeooo:paragraph-rsid="001d4599"/>
    </style:style>
    <style:style style:name="P6" style:family="paragraph" style:parent-style-name="Standard">
      <style:paragraph-properties fo:margin-left="0.5835in" fo:margin-right="0in" fo:text-indent="0in" style:auto-text-indent="false"/>
      <style:text-properties officeooo:rsid="001ec92b" officeooo:paragraph-rsid="001ec92b"/>
    </style:style>
    <style:style style:name="T1" style:family="text">
      <style:text-properties officeooo:rsid="001ec92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77108813334272750" text:style-name="L2">
        <text:list-item>
          <text:p text:style-name="P1">Download latest TNC lands from MNSPATIAL</text:p>
        </text:list-item>
        <text:list-item>
          <text:p text:style-name="P1">Turn off all columns except:</text:p>
          <text:list>
            <text:list-item>
              <text:p text:style-name="P2">STATE</text:p>
            </text:list-item>
            <text:list-item>
              <text:p text:style-name="P2">CLS_ACRES</text:p>
            </text:list-item>
            <text:list-item>
              <text:p text:style-name="P2">TR_LRM_ID</text:p>
            </text:list-item>
            <text:list-item>
              <text:p text:style-name="P2">MA_LRM_ID</text:p>
            </text:list-item>
          </text:list>
        </text:list-item>
        <text:list-item>
          <text:p text:style-name="P1">Select records where LRM Managed Area ID IS NULL (or definition query)</text:p>
        </text:list-item>
        <text:list-item>
          <text:p text:style-name="P1">Run Statistics/Frequency with Frequency Field(s):</text:p>
          <text:list>
            <text:list-item>
              <text:p text:style-name="P1">STATE</text:p>
            </text:list-item>
            <text:list-item>
              <text:p text:style-name="P1">CLS_ACRES</text:p>
            </text:list-item>
            <text:list-item>
              <text:p text:style-name="P1">TR_LRM_ID</text:p>
            </text:list-item>
            <text:list-item>
              <text:p text:style-name="P1">MA_LRM_ID</text:p>
            </text:list-item>
          </text:list>
        </text:list-item>
      </text:list>
      <text:p text:style-name="P5">...and <text:span text:style-name="T1">put results</text:span> in new table</text:p>
      <text:list xml:id="list135422802813565" text:continue-numbering="true" text:style-name="L2">
        <text:list-item>
          <text:p text:style-name="P1">Reverse selection <text:span text:style-name="T1">(or select records where LRM Managed Area ID IS NULL (or definition query)</text:span></text:p>
        </text:list-item>
        <text:list-item>
          <text:p text:style-name="P3">Run Statistics/Frequency with Frequency Field(s):</text:p>
          <text:list>
            <text:list-item>
              <text:p text:style-name="P3">STATE</text:p>
            </text:list-item>
            <text:list-item>
              <text:p text:style-name="P3">CLS_ACRES</text:p>
            </text:list-item>
            <text:list-item>
              <text:p text:style-name="P3">TR_LRM_ID</text:p>
            </text:list-item>
            <text:list-item>
              <text:p text:style-name="P3">MA_LRM_ID</text:p>
            </text:list-item>
          </text:list>
        </text:list-item>
      </text:list>
      <text:p text:style-name="P6">...and put results in new table</text:p>
      <text:list xml:id="list135424871184435" text:continue-numbering="true" text:style-name="L2">
        <text:list-item>
          <text:p text:style-name="P3">Check each table thoroughly for bogus summaries</text:p>
        </text:list-item>
        <text:list-item>
          <text:p text:style-name="P3">Merge output tables into one table</text:p>
        </text:list-item>
        <text:list-item>
          <text:p text:style-name="P3">Run Statistics/Frequency with Frequency Field(s):</text:p>
          <text:list>
            <text:list-item>
              <text:p text:style-name="P3">STATE</text:p>
            </text:list-item>
            <text:list-item>
              <text:p text:style-name="P4">SUM CLS_ACRES</text:p>
            </text:list-item>
          </text:list>
        </text:list-item>
      </text:list>
      <text:p text:style-name="P6">...and put results in new table</text:p>
      <text:list xml:id="list135423011404993" text:continue-numbering="true" text:style-name="L2">
        <text:list-item>
          <text:p text:style-name="P3">Check</text:p>
        </text:list-item>
        <text:list-item>
          <text:p text:style-name="P3">Re-check</text:p>
        </text:list-item>
        <text:list-item>
          <text:p text:style-name="P3">Re-Re-check</text:p>
        </text:list-item>
        <text:list-item>
          <text:p text:style-name="P4">Re-Re-check….you get the ide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1:51:56.595343654</meta:creation-date>
    <dc:date>2018-11-06T12:26:26.584717768</dc:date>
    <meta:editing-duration>PT2M9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30" meta:word-count="133" meta:character-count="776" meta:non-whitespace-character-count="700"/>
  </office:meta>
</office:document-meta>
</file>